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style:font-name="Calibri" style:font-name-complex="Calibri"/>
    </style:style>
    <style:style style:name="T11" style:parent-style-name="DefaultParagraphFon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Week4</text:p>
      <text:p text:style-name="P2"/>
      <text:p text:style-name="Standard"><text:span text:style-name="T3">Name :</text:span><text:span text:style-name="T4"><text:s/>NEERJ KUMAR</text:span></text:p>
      <text:p text:style-name="Standard"><text:span text:style-name="T5">Regno. :</text:span><text:span text:style-name="T6"><text:s/>220905536</text:span></text:p>
      <text:p text:style-name="Standard"><text:span text:style-name="T7">Roll no. :</text:span><text:span text:style-name="T8"><text:s/>57</text:span></text:p>
      <text:p text:style-name="Standard"><text:span text:style-name="T9">Title:<text:s/></text:span></text:p>
      <text:p text:style-name="P10"/>
      <text:p text:style-name="Standard"><text:span text:style-name="T11">Sample Exercise:</text:span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eraj Kumar</meta:initial-creator>
    <dc:creator>Neeraj Kumar</dc:creator>
    <meta:creation-date>2025-01-10T13:38:00Z</meta:creation-date>
    <dc:date>2025-01-11T05:01:00Z</dc:date>
    <meta:print-date>2025-01-08T14:29:00Z</meta:print-date>
    <meta:template xlink:href="Normal" xlink:type="simple"/>
    <meta:editing-cycles>6</meta:editing-cycles>
    <meta:editing-duration>PT720S</meta:editing-duration>
    <meta:document-statistic meta:page-count="1" meta:paragraph-count="1" meta:word-count="12" meta:character-count="85" meta:row-count="1" meta:non-whitespace-character-count="74"/>
  </office:meta>
</office:document-meta>
</file>